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7F000002A5932EC0427127326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9cm" svg:stroke-color="#8f93c7" draw:marker-start-width="2.9cm" draw:marker-end-width="2.9cm" draw:fill="none" draw:textarea-vertical-align="middle" fo:padding-top="0.575cm" fo:padding-bottom="0.575cm" fo:padding-left="0.7cm" fo:padding-right="0.7cm"/>
    </style:style>
    <style:style style:name="gr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7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9cm" svg:stroke-color="#ed1c24" draw:marker-start-width="2.9cm" draw:marker-end-width="2.9cm" draw:fill="none" draw:textarea-vertical-align="middle" fo:padding-top="0.575cm" fo:padding-bottom="0.575cm" fo:padding-left="0.7cm" fo:padding-right="0.7cm"/>
    </style:style>
    <style:style style:name="gr6" style:family="graphic" style:parent-style-name="objectwithoutfill">
      <style:graphic-properties svg:stroke-width="0.9cm" svg:stroke-color="#21409a" draw:marker-start-width="2.9cm" draw:marker-end-width="2.9cm" draw:fill="none" draw:textarea-vertical-align="middle" fo:padding-top="0.575cm" fo:padding-bottom="0.575cm" fo:padding-left="0.7cm" fo:padding-right="0.7cm"/>
    </style:style>
    <style:style style:name="gr7" style:family="graphic" style:parent-style-name="objectwithoutfill">
      <style:graphic-properties svg:stroke-width="0.9cm" svg:stroke-color="#5565af" draw:marker-start-width="2.9cm" draw:marker-end-width="2.9cm" draw:fill="none" draw:textarea-vertical-align="middle" fo:padding-top="0.575cm" fo:padding-bottom="0.575cm" fo:padding-left="0.7cm" fo:padding-right="0.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48pt" style:font-size-asian="48pt" style:font-size-complex="4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path draw:style-name="gr1" draw:text-style-name="P1" draw:layer="layout" svg:width="2.979cm" svg:height="2.163cm" draw:transform="rotate (-2.7101472624968) translate (12.9046356721471cm 10.9650119419953cm)" svg:viewBox="0 0 2980 2164" svg:d="M0 2163c1711 61 619-3018 2980-1930">
          <text:p/>
        </draw:path>
        <draw:path draw:style-name="gr1" draw:text-style-name="P1" draw:layer="layout" svg:width="3.752cm" svg:height="2.619cm" draw:transform="rotate (-2.7101472624968) translate (12.287cm 7.771cm)" svg:viewBox="0 0 3753 2620" svg:d="M3753 2577c-1822 372-1398-1762-3753-2577">
          <text:p/>
        </draw:path>
        <draw:frame draw:style-name="gr2" draw:text-style-name="P2" draw:layer="layout" svg:width="18.999cm" svg:height="6.701cm" svg:x="0.88cm" svg:y="21.887cm">
          <draw:image xlink:href="Pictures/100000000000077F000002A5932EC04271273263.png" xlink:type="simple" xlink:show="embed" xlink:actuate="onLoad">
            <text:p/>
          </draw:image>
        </draw:frame>
        <draw:frame draw:style-name="gr3" draw:text-style-name="P4" draw:layer="layout" svg:width="7.314cm" svg:height="0.947cm" svg:x="12.686cm" svg:y="20.553cm">
          <draw:text-box>
            <text:p text:style-name="P3"><text:span text:style-name="T1">CC BY-SA 3.0</text:span><text:span text:style-name="T1">　</text:span><text:span text:style-name="T1">File:Sheepshank knot.jpg</text:span></text:p>
          </draw:text-box>
        </draw:frame>
        <draw:frame draw:style-name="gr4" draw:text-style-name="P5" draw:layer="layout" svg:width="5.396cm" svg:height="0.954cm" svg:x="12.59cm" svg:y="19.846cm">
          <draw:text-box>
            <text:p>Sheepshank knot</text:p>
          </draw:text-box>
        </draw:frame>
        <draw:frame draw:style-name="gr4" draw:text-style-name="P6" draw:layer="layout" svg:width="10.061cm" svg:height="1.94cm" svg:x="1.386cm" svg:y="19.6cm">
          <draw:text-box>
            <text:p><text:span text:style-name="T2">ちぢめむすび</text:span></text:p>
          </draw:text-box>
        </draw:frame>
        <draw:path draw:style-name="gr5" draw:text-style-name="P1" draw:layer="layout" svg:width="11.795cm" svg:height="4.603cm" draw:transform="skewX (-6.85969044126421E-017) rotate (0.395666141427115) translate (1.92928929720264cm 10.0548436276567cm)" svg:viewBox="0 0 11796 4604" svg:d="M402 0c454 22 2793 654 5222 989 1712 62 3032-1551 5000-295 1968 1255 1148 2578-203 3599-1350 1022-3174-736-5529-1551-1719-594-3558-614-4892-742">
          <text:p/>
        </draw:path>
        <draw:path draw:style-name="gr1" draw:text-style-name="P1" draw:layer="layout" svg:width="5.263cm" svg:height="1.745cm" draw:transform="rotate (-2.71014726249679) translate (17.512cm 8.385cm)" svg:viewBox="0 0 5264 1746" svg:d="M0 0c454 22 2835 1412 5264 1746">
          <text:p/>
        </draw:path>
        <draw:path draw:style-name="gr1" draw:text-style-name="P1" draw:layer="layout" svg:width="1.575cm" svg:height="5.503cm" draw:transform="rotate (-2.7101472624968) translate (10.1015330354957cm 11.9992942340113cm)" svg:viewBox="0 0 1576 5504" svg:d="M2 0c2361 1087 1821 5132-2 5504">
          <text:p/>
        </draw:path>
        <draw:path draw:style-name="gr1" draw:text-style-name="P1" draw:layer="layout" svg:width="4.891cm" svg:height="0.742cm" draw:transform="rotate (-2.7101472624968) translate (17.041cm 6.4cm)" svg:viewBox="0 0 4892 743" svg:d="M4892 743c-1719-595-3558-615-4892-743">
          <text:p/>
        </draw:path>
        <draw:frame draw:style-name="gr4" draw:text-style-name="P6" draw:layer="layout" svg:width="10.196cm" svg:height="2.922cm" svg:x="1.6cm" svg:y="2.7cm">
          <draw:text-box>
            <text:p><text:span text:style-name="T2">ふたえむすび</text:span></text:p>
            <text:p><text:span text:style-name="T3">（ほんむすび）</text:span></text:p>
          </draw:text-box>
        </draw:frame>
      </draw:page>
      <draw:page draw:name="page2" draw:style-name="dp1" draw:master-page-name="標準">
        <draw:path draw:style-name="gr1" draw:text-style-name="P1" draw:layer="layout" svg:width="4.112cm" svg:height="5.481cm" draw:transform="rotate (0.431445391092998) translate (3.53254788657316cm 7.09375344372409cm)" svg:viewBox="0 0 4113 5482" svg:d="M1624 5482c-2992-2589-1669-7374 2489-4689">
          <text:p/>
        </draw:path>
        <draw:path draw:style-name="gr1" draw:text-style-name="P1" draw:layer="layout" svg:width="7.501cm" svg:height="1.128cm" draw:transform="rotate (0.431445391092998) translate (12.8cm 8.694cm)" svg:viewBox="0 0 7502 1129" svg:d="M7502 922c-1724 637-6007-344-7502-922">
          <text:p/>
        </draw:path>
        <draw:frame draw:style-name="gr4" draw:text-style-name="P6" draw:layer="layout" svg:width="9.862cm" svg:height="1.94cm" svg:x="1.6cm" svg:y="2.7cm">
          <draw:text-box>
            <text:p><text:span text:style-name="T2">ひとえむすび</text:span></text:p>
          </draw:text-box>
        </draw:frame>
        <draw:path draw:style-name="gr6" draw:text-style-name="P1" draw:layer="layout" svg:width="12.237cm" svg:height="9.179cm" draw:transform="skewX (-6.63211246197312E-017) rotate (0.431445391092998) translate (1.4cm 6.394cm)" svg:viewBox="0 0 12238 9180" svg:d="M0 0c2611 6046 8412 2772 11347 5004 2936 2232-2163 5016-4124 3936">
          <text:p/>
        </draw:path>
        <draw:path draw:style-name="gr1" draw:text-style-name="P1" draw:layer="layout" svg:width="3.775cm" svg:height="4.71cm" draw:transform="rotate (0.431445391092998) translate (7.5cm 5.994cm)" svg:viewBox="0 0 3776 4711" svg:d="M0 0c2040 829 1331 3805 3776 4711">
          <text:p/>
        </draw:path>
        <draw:path draw:style-name="gr7" draw:text-style-name="P1" draw:layer="layout" svg:width="4.408cm" svg:height="2.139cm" draw:transform="rotate (0.431445391092998) translate (7.1cm 11.394cm)" svg:viewBox="0 0 4409 2140" svg:d="M4409 2140c-1659-475-2453-772-2941-1024-690-356-759-573-1468-1116">
          <text:p/>
        </draw:path>
        <draw:path draw:style-name="gr1" draw:text-style-name="P1" draw:layer="layout" svg:width="5.579cm" svg:height="3.951cm" draw:transform="skewX (8.4472484643263E-017) rotate (0.431445391092998) translate (3.79090114910038cm 17.896917067807cm)" svg:viewBox="0 0 5580 3952" svg:d="M1163 3952c-2992-2589 259-5584 4417-2899">
          <text:p/>
        </draw:path>
        <draw:path draw:style-name="gr1" draw:text-style-name="P1" draw:layer="layout" svg:width="5.811cm" svg:height="0.716cm" draw:transform="rotate (0.431445391092998) translate (14.3206649500426cm 18.7304558712037cm)" svg:viewBox="0 0 5812 717" svg:d="M5812 0c-1725 637-4317 1007-5812 429">
          <text:p/>
        </draw:path>
        <draw:frame draw:style-name="gr4" draw:text-style-name="P6" draw:layer="layout" svg:width="9.557cm" svg:height="1.94cm" svg:x="1.6cm" svg:y="13.126cm">
          <draw:text-box>
            <text:p><text:span text:style-name="T2">８のじむすび</text:span></text:p>
          </draw:text-box>
        </draw:frame>
        <draw:path draw:style-name="gr6" draw:text-style-name="P1" draw:layer="layout" svg:width="12.739cm" svg:height="9.255cm" draw:transform="rotate (0.431445391092998) translate (1.9cm 16.5cm)" svg:viewBox="0 0 12740 9256" svg:d="M0 0c1592 3167 6116 8325 9242 9099 3126 773 4741-1451 2350-3432">
          <text:p/>
        </draw:path>
        <draw:path draw:style-name="gr7" draw:text-style-name="P1" draw:layer="layout" svg:width="9.295cm" svg:height="1.656cm" draw:transform="rotate (0.431445391092998) translate (5.84001495288815cm 19.5664079595324cm)" svg:viewBox="0 0 9296 1657" svg:d="M9296 1234c-1657-1423-2593-946-3081-1198-691-357-5506 2085-6215 1542">
          <text:p/>
        </draw:path>
        <draw:path draw:style-name="gr1" draw:text-style-name="P1" draw:layer="layout" svg:width="3.775cm" svg:height="4.71cm" draw:transform="rotate (0.431445391092998) translate (9.2cm 16.42cm)" svg:viewBox="0 0 3776 4711" svg:d="M0 0c2040 829 1331 3805 3776 4711">
          <text:p/>
        </draw:path>
      </draw:page>
      <draw:page draw:name="page3" draw:style-name="dp1" draw:master-page-name="標準">
        <draw:frame draw:style-name="gr4" draw:text-style-name="P6" draw:layer="layout" svg:width="9.045cm" svg:height="3.206cm" svg:x="0.7cm" svg:y="1.078cm">
          <draw:text-box>
            <text:p><text:span text:style-name="T2">ほんむすび</text:span></text:p>
            <text:p><text:span text:style-name="T4">（ふたえむすび）</text:span></text:p>
          </draw:text-box>
        </draw:frame>
        <draw:path draw:style-name="gr1" draw:text-style-name="P1" draw:layer="layout" svg:width="4.112cm" svg:height="5.481cm" draw:transform="skewX (8.26189160523971E-017) rotate (-2.7101472624968) translate (17.7304521134268cm 8.21724655627591cm)" svg:viewBox="0 0 4113 5482" svg:d="M1624 5482c-2992-2589-1669-7374 2489-4689">
          <text:p/>
        </draw:path>
        <draw:path draw:style-name="gr1" draw:text-style-name="P1" draw:layer="layout" svg:width="4.763cm" svg:height="1.149cm" draw:transform="rotate (-2.7101472624968) translate (8.78932231472998cm 7.32582374543341cm)" svg:viewBox="0 0 4764 1150" svg:d="M4764 0c-851 1370-3269 1359-4764 780">
          <text:p/>
        </draw:path>
        <draw:path draw:style-name="gr6" draw:text-style-name="P1" draw:layer="layout" svg:width="10.251cm" svg:height="8.706cm" draw:transform="rotate (-2.7101472624968) translate (17.862cm 9.318cm)" svg:viewBox="0 0 10252 8707" svg:d="M0 0c530 6739 6426 2299 9362 4531s-2164 5016-4124 3936">
          <text:p/>
        </draw:path>
        <draw:path draw:style-name="gr1" draw:text-style-name="P1" draw:layer="layout" svg:width="3.775cm" svg:height="4.71cm" draw:transform="rotate (-2.7101472624968) translate (13.763cm 9.317cm)" svg:viewBox="0 0 3776 4711" svg:d="M0 0c2040 829 1331 3805 3776 4711">
          <text:p/>
        </draw:path>
        <draw:path draw:style-name="gr7" draw:text-style-name="P1" draw:layer="layout" svg:width="4.408cm" svg:height="2.139cm" draw:transform="rotate (-2.7101472624968) translate (14.163cm 3.917cm)" svg:viewBox="0 0 4409 2140" svg:d="M4409 2140c-1659-475-2453-772-2941-1024-690-356-759-573-1468-1116">
          <text:p/>
        </draw:path>
        <draw:path draw:style-name="gr1" draw:text-style-name="P1" draw:layer="layout" svg:width="5.612cm" svg:height="3.749cm" draw:transform="rotate (2.71014726249679) translate (7.89255674862906cm 15.0714892486391cm)" svg:viewBox="0 0 5613 3750" svg:d="M5613 3750c-89-1390-1455-5552-5613-2867">
          <text:p/>
        </draw:path>
        <draw:path draw:style-name="gr1" draw:text-style-name="P1" draw:layer="layout" svg:width="7.501cm" svg:height="1.128cm" draw:transform="rotate (2.71014726249679) translate (20.2775626200963cm 14.755231028713cm)" svg:viewBox="0 0 7502 1129" svg:d="M0 922c1725 637 6007-344 7502-922">
          <text:p/>
        </draw:path>
        <draw:path draw:style-name="gr6" draw:text-style-name="P1" draw:layer="layout" svg:width="13.45cm" svg:height="11.204cm" draw:transform="skewX (4.94326769240065E-017) rotate (2.71014726249679) translate (14.5817364380304cm 20.0431591220264cm)" svg:viewBox="0 0 13451 11205" svg:d="M13451 0c-2611 6046-8411 2772-11347 5004-2935 2232-2489 3678-557 6201">
          <text:p/>
        </draw:path>
        <draw:path draw:style-name="gr1" draw:text-style-name="P1" draw:layer="layout" svg:width="3.775cm" svg:height="4.71cm" draw:transform="rotate (2.71014726249679) translate (11.493029410533cm 15.8970880935467cm)" svg:viewBox="0 0 3776 4711" svg:d="M3776 0c-2040 829-1331 3805-3776 4711">
          <text:p/>
        </draw:path>
        <draw:frame draw:style-name="gr4" draw:text-style-name="P6" draw:layer="layout" svg:width="8.668cm" svg:height="1.94cm" svg:x="0.632cm" svg:y="15.3cm">
          <draw:text-box>
            <text:p><text:span text:style-name="T2">かたむすび</text:span></text:p>
          </draw:text-box>
        </draw:frame>
        <draw:path draw:style-name="gr1" draw:text-style-name="P1" draw:layer="layout" svg:width="4.112cm" svg:height="5.481cm" draw:transform="rotate (-2.7101472624968) translate (17.0304521134268cm 21.1392465562759cm)" svg:viewBox="0 0 4113 5482" svg:d="M1624 5482c-2992-2589-1669-7374 2489-4689">
          <text:p/>
        </draw:path>
        <draw:path draw:style-name="gr1" draw:text-style-name="P1" draw:layer="layout" svg:width="4.763cm" svg:height="1.149cm" draw:transform="rotate (-2.7101472624968) translate (8.08932231472998cm 20.2478237454334cm)" svg:viewBox="0 0 4764 1150" svg:d="M4764 0c-851 1370-3269 1359-4764 780">
          <text:p/>
        </draw:path>
        <draw:path draw:style-name="gr6" draw:text-style-name="P1" draw:layer="layout" svg:width="10.251cm" svg:height="8.706cm" draw:transform="rotate (-2.7101472624968) translate (17.162cm 22.24cm)" svg:viewBox="0 0 10252 8707" svg:d="M0 0c530 6739 6426 2299 9362 4531s-2164 5016-4124 3936">
          <text:p/>
        </draw:path>
        <draw:path draw:style-name="gr1" draw:text-style-name="P1" draw:layer="layout" svg:width="3.775cm" svg:height="4.71cm" draw:transform="rotate (-2.7101472624968) translate (13.063cm 22.239cm)" svg:viewBox="0 0 3776 4711" svg:d="M0 0c2040 829 1331 3805 3776 4711">
          <text:p/>
        </draw:path>
        <draw:path draw:style-name="gr7" draw:text-style-name="P1" draw:layer="layout" svg:width="4.408cm" svg:height="2.139cm" draw:transform="rotate (-2.7101472624968) translate (13.463cm 16.839cm)" svg:viewBox="0 0 4409 2140" svg:d="M4409 2140c-1659-475-2453-772-2941-1024-690-356-759-573-1468-1116">
          <text:p/>
        </draw:path>
        <draw:path draw:style-name="gr1" draw:text-style-name="P1" draw:layer="layout" svg:width="3.775cm" svg:height="4.71cm" draw:transform="rotate (2.71014726249679) translate (10.793029410533cm 28.8190880935467cm)" svg:viewBox="0 0 3776 4711" svg:d="M3776 0c-2040 829-1331 3805-3776 4711">
          <text:p/>
        </draw:path>
        <draw:path draw:style-name="gr6" draw:text-style-name="P1" draw:layer="layout" svg:width="13.45cm" svg:height="11.204cm" draw:transform="skewX (4.94326769240065E-017) rotate (2.71014726249679) translate (13.8817364380304cm 32.9651591220264cm)" svg:viewBox="0 0 13451 11205" svg:d="M13451 0c-2611 6046-8411 2772-11347 5004-2935 2232-2489 3678-557 6201">
          <text:p/>
        </draw:path>
        <draw:path draw:style-name="gr1" draw:text-style-name="P1" draw:layer="layout" svg:width="5.612cm" svg:height="3.749cm" draw:transform="rotate (2.71014726249679) translate (7.19255674862906cm 27.9934892486391cm)" svg:viewBox="0 0 5613 3750" svg:d="M5613 3750c-89-1390-1455-5552-5613-2867">
          <text:p/>
        </draw:path>
        <draw:path draw:style-name="gr1" draw:text-style-name="P1" draw:layer="layout" svg:width="7.501cm" svg:height="1.128cm" draw:transform="rotate (2.71014726249679) translate (19.5775626200963cm 27.677231028713cm)" svg:viewBox="0 0 7502 1129" svg:d="M0 922c1725 637 6007-344 7502-922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7T14:37:21.747000000</meta:creation-date>
    <dc:date>2019-06-07T15:07:59.215000000</dc:date>
    <meta:editing-duration>PT8M29S</meta:editing-duration>
    <meta:editing-cycles>1</meta:editing-cycles>
    <meta:document-statistic meta:object-count="43"/>
    <meta:generator>LibreOffice/5.4.1.2$Windows_x86 LibreOffice_project/ea7cb86e6eeb2bf3a5af73a8f7777ac570321527</meta:generator>
  </office:meta>
</office:document-meta>
</file>